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7d" officeooo:paragraph-rsid="0010747d"/>
    </style:style>
    <style:style style:name="T1" style:family="text">
      <style:text-properties officeooo:rsid="0011ad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turama Where’s Waldo App</text:p>
      <text:p text:style-name="P1"/>
      <text:p text:style-name="P1">Use react routing to have a starting page welcoming the player. The player is given three characters to find, a time limit, and a start button. When the start button is clicked the <text:span text:style-name="T1">router switches to the gameplay screen. The player can click anywhere on the gameboard and indicate which character he thinks is ther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4:35:08.657356281</meta:creation-date>
    <meta:generator>LibreOffice/7.3.7.2$Linux_X86_64 LibreOffice_project/30$Build-2</meta:generator>
    <dc:date>2023-01-21T21:01:35.748628025</dc:date>
    <meta:editing-duration>PT5H43M16S</meta:editing-duration>
    <meta:editing-cycles>1</meta:editing-cycles>
    <meta:document-statistic meta:table-count="0" meta:image-count="0" meta:object-count="0" meta:page-count="1" meta:paragraph-count="2" meta:word-count="59" meta:character-count="343" meta:non-whitespace-character-count="285"/>
  </office:meta>
</office:document-meta>
</file>